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40604" officeooo:paragraph-rsid="00140604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objetivo do trabalho é dar suporte no ensino de EDO</text:p>
      <text:p text:style-name="P1">Como colher dados, como enviar estatísticas, os dados podem ser enviados por e-mail através do celular. Assim que enviados as estatísticas do celular se apagam para não enviar repetidas informações.</text:p>
      <text:p text:style-name="P1"/>
      <text:p text:style-name="P1"/>
      <text:p text:style-name="P1">Saber quantas tentativas foram necessárias em cada pergunta, para saber se clicam aleatório ou escolhem antes de clicar.</text:p>
      <text:p text:style-name="P1">Saber quanto tempo durou em cada tentativa para saber se a tela não ficou parada e o celular sem atenção</text:p>
      <text:p text:style-name="P1"/>
      <text:p text:style-name="P1">Quantas vezes cada módulo foi clickado para jogar, e quantas ficaram sendo jogados mesm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1:14:16.966618564</meta:creation-date>
    <dc:date>2019-03-13T21:25:27.790912393</dc:date>
    <meta:editing-duration>PT1M</meta:editing-duration>
    <meta:editing-cycles>1</meta:editing-cycles>
    <meta:document-statistic meta:table-count="0" meta:image-count="0" meta:object-count="0" meta:page-count="1" meta:paragraph-count="5" meta:word-count="93" meta:character-count="563" meta:non-whitespace-character-count="475"/>
    <meta:generator>LibreOffice/5.1.2.2$Linux_X86_64 LibreOffice_project/10m0$Build-2</meta:generator>
  </office:meta>
</office:document-meta>
</file>